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8_19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Wm. O. McKean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6 November 1869</text:p>
      <text:p text:style-name="P2">Month<text:tab/><text:tab/><text:tab/><text:tab/><text:tab/><text:tab/>November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 <text:s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Wm O. McKean Esqre/</text:p>
      <text:p text:style-name="P4"><text:span text:style-name="T1">546 Nth 5</text:span><text:span text:style-name="T2">th</text:span><text:span text:style-name="T1"> St/</text:span></text:p>
      <text:p text:style-name="P2">Dear Sir/</text:p>
      <text:p text:style-name="P2"><text:tab/>You may not be aware that my/ writing has appeared in the Age. <text:s/>Much as I would/ like to see it in the Ledger at any time; or to read/ your own remarks on the subject it contains, I cannot/ allow myself an act of duplicity./</text:p>
      <text:p text:style-name="P2">Anxious to disabuse the mind of the intelligent/ public, and weaken the hands of German Neologists/ I was led to give the paper to a friend, who/ offered to have it inserted without delay./</text:p>
      <text:p text:style-name="P2"><text:tab/><text:tab/><text:tab/><text:tab/><text:tab/><text:tab/><text:tab/><text:tab/><text:tab/>Yours respectfully/</text:p>
      <text:p text:style-name="P2"><text:tab/><text:tab/><text:tab/><text:tab/><text:tab/><text:tab/><text:tab/><text:tab/><text:tab/><text:tab/>S Morais/</text:p>
      <text:p text:style-name="P2"><text:span text:style-name="T1">November 16</text:span><text:span text:style-name="T2">th</text:span><text:span text:style-name="T1"> 1869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3:17:58</meta:creation-date>
    <dc:date>2011-12-13T11:35:39.32</dc:date>
    <dc:language>en-US</dc:language>
    <meta:editing-cycles>3</meta:editing-cycles>
    <meta:editing-duration>PT00H03M35S</meta:editing-duration>
    <dc:creator>Penn Libraries</dc:creator>
    <meta:document-statistic meta:table-count="0" meta:image-count="0" meta:object-count="0" meta:page-count="2" meta:paragraph-count="68" meta:word-count="265" meta:character-count="1778"/>
    <meta:user-defined meta:name="Info 1"/>
    <meta:user-defined meta:name="Info 2"/>
    <meta:user-defined meta:name="Info 3"/>
    <meta:user-defined meta:name="Info 4"/>
  </office:meta>
</office:document-meta>
</file>